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MultiValueMapTests.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edMultiValueMapTests.toSingleValueMapWith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MultiValueMapTests.addAllWith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MultiValueMapTests.toSingle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edMultiValueMapTests.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MultiValueMapTests.a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MultiValueMapTests.getFirstWith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MultiValueMapTests.ad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edMultiValueMapTests.addIfAbsentWhenAb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edMultiValueMapTests.ge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nkedMultiValueMapTests.addIfAbsentWhe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